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5.30208in" svg:height="3.35833in" style:rel-width="scale" style:rel-height="scale"><draw:image xlink:href="media/image1.png" xlink:type="simple" xlink:show="embed" xlink:actuate="onLoad"/><svg:title/><svg:desc>https://ix.cs.uoregon.edu/~norris/cis330/images/smartptrs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2:05:00Z</meta:creation-date>
    <dc:date>2017-03-26T12:40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